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github.com/jbg88/projectDAW" office:target-frame-name="_top" xlink:show="replace"><text:span text:style-name="Hipervínculo">https://github.com/jbg88/projectDAW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rge belmonte galipienso</dc:creator>
    <meta:creation-date>2009-04-16T11:32:00Z</meta:creation-date>
    <dc:date>2018-06-19T18:03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3" meta:character-count="88" meta:row-count="1" meta:non-whitespace-character-count="76"/>
  </office:meta>
</office:document-meta>
</file>